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nputSourc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getCharacte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setCharacterStream( Reader cha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XMLInputSource( String publicId , String systemId , String baseSystemId , InputStream byte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InputSource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setBaseSystemId(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XMLInputSource( String publicId , String systemId , String baseSystemId , Reader char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InputSource.XMLInputSource( String publicId , String systemId ,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InputSource.setByteStream( InputStream byt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XMLInputSource( XMLResourceIdentifier resource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InputSource.getBase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ource.getByt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